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tandard">
      <style:text-properties officeooo:paragraph-rsid="000c1562"/>
    </style:style>
    <style:style style:name="P2" style:family="paragraph" style:parent-style-name="Standard">
      <style:text-properties officeooo:rsid="000c1562" officeooo:paragraph-rsid="000c1562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Standard">
      <style:text-properties fo:language="ru" fo:country="RU" officeooo:rsid="000f2546" officeooo:paragraph-rsid="000f2546"/>
    </style:style>
    <style:style style:name="P6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language="en" fo:country="US" officeooo:rsid="000f2546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en" fo:country="US" officeooo:rsid="000f2546"/>
    </style:style>
    <style:style style:name="P8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  <style:text-properties fo:font-variant="normal" fo:text-transform="none" fo:color="#0f1115" loext:opacity="100%" style:font-name="quote-cjk-patch" fo:font-size="16.5pt" fo:letter-spacing="normal" fo:language="en" fo:country="US" fo:font-style="normal" fo:font-weight="bold" officeooo:rsid="000f2546"/>
    </style:style>
    <style:style style:name="P9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  <style:text-properties fo:font-variant="normal" fo:text-transform="none" fo:color="#0f1115" loext:opacity="100%" style:font-name="quote-cjk-patch" fo:font-size="15pt" fo:letter-spacing="normal" fo:language="en" fo:country="US" fo:font-style="normal" fo:font-weight="bold" officeooo:rsid="000f2546"/>
    </style:style>
    <style:style style:name="P10" style:family="paragraph" style:parent-style-name="Text_20_body">
      <style:paragraph-properties fo:margin-left="0.212cm" fo:margin-right="0cm" style:line-height-at-least="0.476cm" fo:text-indent="0cm" style:auto-text-indent="false"/>
      <style:text-properties fo:color="#0f1115" loext:opacity="100%" style:font-name="Menlo" fo:font-size="9pt" fo:language="en" fo:country="US" officeooo:rsid="000f2546" fo:background-color="#ffffff" loext:padding="0cm" loext:border="none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language="en" fo:country="US" fo:font-style="normal" fo:font-weight="normal" officeooo:rsid="000f2546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fo:language="en" fo:country="US" officeooo:rsid="000f2546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language="en" fo:country="US" fo:font-style="normal" fo:font-weight="normal" officeooo:rsid="000f2546"/>
    </style:style>
    <style:style style:name="P14" style:family="paragraph" style:parent-style-name="Standard">
      <style:text-properties fo:language="en" fo:country="US" officeooo:rsid="000f2546" officeooo:paragraph-rsid="000f2546"/>
    </style:style>
    <style:style style:name="T1" style:family="text">
      <style:text-properties officeooo:rsid="000c1562"/>
    </style:style>
    <style:style style:name="T2" style:family="text">
      <style:text-properties fo:language="en" fo:country="US" officeooo:rsid="000c1562"/>
    </style:style>
    <style:style style:name="T3" style:family="text">
      <style:text-properties fo:language="ru" fo:country="RU" officeooo:rsid="000c1562"/>
    </style:style>
    <style:style style:name="T4" style:family="text">
      <style:text-properties fo:color="#cf8e6d" loext:opacity="100%" fo:font-family="'JetBrains Mono'" style:font-pitch="variable" fo:font-size="9pt" fo:language="ru" fo:country="RU" fo:font-style="normal" fo:font-weight="normal" style:font-size-asian="9pt" style:font-style-asian="normal" style:font-weight-asian="normal"/>
    </style:style>
    <style:style style:name="T5" style:family="text">
      <style:text-properties fo:color="#bcbec4" loext:opacity="100%" fo:font-family="'JetBrains Mono'" style:font-pitch="variable" fo:font-size="9pt" fo:font-style="normal" fo:font-weight="normal" style:font-size-asian="9pt" style:font-style-asian="normal" style:font-weight-asian="normal"/>
    </style:style>
    <style:style style:name="T6" style:family="text">
      <style:text-properties fo:color="#cf8e6d" loext:opacity="100%" fo:font-family="'JetBrains Mono'" style:font-pitch="variable" fo:font-size="9pt" fo:font-style="normal" fo:font-weight="normal" style:font-size-asian="9pt" style:font-style-asian="normal" style:font-weight-asian="normal"/>
    </style:style>
    <style:style style:name="T7" style:family="text">
      <style:text-properties fo:color="#bcbec4" loext:opacity="100%" fo:font-family="'JetBrains Mono'" style:font-pitch="variable" fo:font-size="9pt" fo:font-style="normal" fo:font-weight="normal" officeooo:rsid="000f2546" style:font-size-asian="9pt" style:font-style-asian="normal" style:font-weight-asian="normal"/>
    </style:style>
    <style:style style:name="T8" style:family="text">
      <style:text-properties fo:color="#bcbec4" loext:opacity="100%" fo:font-family="'JetBrains Mono'" style:font-pitch="variable" fo:font-size="9pt" fo:language="en" fo:country="US" fo:font-style="normal" fo:font-weight="normal" officeooo:rsid="000c1562" style:font-size-asian="9pt" style:font-style-asian="normal" style:font-weight-asian="normal"/>
    </style:style>
    <style:style style:name="T9" style:family="text">
      <style:text-properties fo:color="#bcbec4" loext:opacity="100%" fo:font-family="'JetBrains Mono'" style:font-pitch="variable" fo:font-size="9pt" fo:language="ru" fo:country="RU" fo:font-style="normal" fo:font-weight="normal" officeooo:rsid="000c1562" style:font-size-asian="9pt" style:font-style-asian="normal" style:font-weight-asian="normal"/>
    </style:style>
    <style:style style:name="T10" style:family="text">
      <style:text-properties fo:color="#7a7e85" loext:opacity="100%" fo:font-family="'JetBrains Mono'" style:font-pitch="variable" fo:font-size="9pt" fo:font-style="normal" fo:font-weight="normal" style:font-size-asian="9pt" style:font-style-asian="normal" style:font-weight-asian="normal"/>
    </style:style>
    <style:style style:name="T11" style:family="text">
      <style:text-properties fo:color="#7a7e85" loext:opacity="100%" fo:font-family="'JetBrains Mono'" style:font-pitch="variable" fo:font-size="9pt" fo:language="en" fo:country="US" fo:font-style="normal" fo:font-weight="normal" officeooo:rsid="000c1562" style:font-size-asian="9pt" style:font-style-asian="normal" style:font-weight-asian="normal"/>
    </style:style>
    <style:style style:name="T12" style:family="text">
      <style:text-properties fo:color="#7a7e85" loext:opacity="100%" fo:font-family="'JetBrains Mono'" style:font-pitch="variable" fo:font-size="9pt" fo:language="ru" fo:country="RU" fo:font-style="normal" fo:font-weight="normal" officeooo:rsid="000c1562" style:font-size-asian="9pt" style:font-style-asian="normal" style:font-weight-asian="normal"/>
    </style:style>
    <style:style style:name="T13" style:family="text">
      <style:text-properties fo:color="#bcbec4" loext:opacity="100%" fo:font-family="'JetBrains Mono'" style:font-pitch="variable" fo:font-size="9pt" fo:language="ru" fo:country="RU" fo:font-style="normal" fo:font-weight="normal" officeooo:rsid="000f2546" style:font-size-asian="9pt" style:font-style-asian="normal" style:font-weight-asian="normal"/>
    </style:style>
    <style:style style:name="T14" style:family="text">
      <style:text-properties fo:color="#bcbec4" loext:opacity="100%" fo:font-family="'JetBrains Mono'" style:font-pitch="variable" fo:font-size="9pt" fo:language="en" fo:country="US" fo:font-style="normal" fo:font-weight="normal" officeooo:rsid="000f2546" style:font-size-asian="9pt" style:font-style-asian="normal" style:font-weight-asian="normal"/>
    </style:style>
    <style:style style:name="T15" style:family="text">
      <style:text-properties fo:color="#bcbec4" loext:opacity="100%" fo:font-family="'JetBrains Mono'" style:font-pitch="variable" fo:font-size="9pt" fo:language="en" fo:country="US" fo:font-style="normal" fo:font-weight="normal" officeooo:rsid="000f3e82" style:font-size-asian="9pt" style:font-style-asian="normal" style:font-weight-asian="normal"/>
    </style:style>
    <style:style style:name="T16" style:family="text">
      <style:text-properties fo:color="#bcbec4" loext:opacity="100%" fo:font-family="'JetBrains Mono'" style:font-pitch="variable" fo:font-size="9pt" fo:language="ru" fo:country="RU" fo:font-style="normal" fo:font-weight="normal" officeooo:rsid="000f3e82" style:font-size-asian="9pt" style:font-style-asian="normal" style:font-weight-asian="normal"/>
    </style:style>
    <style:style style:name="T17" style:family="text">
      <style:text-properties fo:color="#6aab73" loext:opacity="100%" fo:font-family="'JetBrains Mono'" style:font-pitch="variable" fo:font-size="9pt" fo:font-style="normal" fo:font-weight="normal" style:font-size-asian="9pt" style:font-style-asian="normal" style:font-weight-asian="normal"/>
    </style:style>
    <style:style style:name="T18" style:family="text">
      <style:text-properties fo:language="ru" fo:country="RU" officeooo:rsid="000cd460"/>
    </style:style>
    <style:style style:name="T19" style:family="text">
      <style:text-properties fo:language="en" fo:country="US" officeooo:rsid="000cd460"/>
    </style:style>
    <style:style style:name="T20" style:family="text">
      <style:text-properties fo:font-family="'var font-ibm-plex-mono'" fo:language="ru" fo:country="RU" officeooo:rsid="000cd460" loext:padding="0cm" loext:border="none"/>
    </style:style>
    <style:style style:name="T21" style:family="text">
      <style:text-properties fo:font-family="'var font-ibm-plex-mono'" fo:language="en" fo:country="US" officeooo:rsid="000cd460" loext:padding="0cm" loext:border="none"/>
    </style:style>
    <style:style style:name="T22" style:family="text">
      <style:text-properties fo:language="ru" fo:country="RU" officeooo:rsid="000dbd1a"/>
    </style:style>
    <style:style style:name="T23" style:family="text">
      <style:text-properties fo:language="en" fo:country="US"/>
    </style:style>
    <style:style style:name="T24" style:family="text">
      <style:text-properties fo:font-variant="normal" fo:text-transform="none" fo:color="#0f1115" loext:opacity="100%" style:font-name="quote-cjk-patch" fo:font-size="15pt" fo:letter-spacing="normal" fo:language="en" fo:country="US" fo:font-style="normal" fo:font-weight="bold"/>
    </style:style>
    <style:style style:name="T25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26" style:family="text">
      <style:text-properties fo:font-variant="normal" fo:text-transform="none" fo:color="#0f1115" loext:opacity="100%" fo:letter-spacing="normal"/>
    </style:style>
    <style:style style:name="T27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28" style:family="text">
      <style:text-properties style:font-name="Menlo" fo:font-size="9.75pt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В первую очередь мы должны в <text:s/>корне проекта создать пустой файл </text:span><text:span text:style-name="T2">Dockerfile <text:line-break/></text:span><text:span text:style-name="T3">Название такое обязательно, по другому прорамма докера не найдет этот файл<text:line-break/><text:line-break/>Дальше его заполняем.<text:line-break/>Пример моего проекта<text:line-break/><text:line-break/></text:span><text:span text:style-name="T2"># </text:span><text:span text:style-name="T3">собираем базовый образ с </text:span><text:span text:style-name="T2">jdk 22</text:span><text:span text:style-name="T3"><text:line-break/></text:span><text:span text:style-name="T4">FROM</text:span><text:span text:style-name="T5"> openjdk:22-jdk-slim </text:span><text:span text:style-name="T6">AS</text:span><text:span text:style-name="T5"> build <text:s/><text:tab/><text:tab/><text:tab/><text:tab/>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5"><text:line-break/></text:span><text:span text:style-name="T8">#</text:span><text:span text:style-name="T9">создание рабочей директории куда все данные попадут</text:span><text:span text:style-name="T5"><text:line-break/></text:span><text:span text:style-name="T6">WORKDIR</text:span><text:span text:style-name="T5"> /searchengine1<text:line-break/><text:line-break/>#</text:span><text:span text:style-name="T10"> Копируем settings.xml из папки проекта (searchenginee1/) в контейнер</text:span></text:p>
      <text:p text:style-name="P1"><text:span text:style-name="T11">#</text:span><text:span text:style-name="T12"> тут в </text:span><text:span text:style-name="T11">settings </text:span><text:span text:style-name="T12">у меня креды были от репозитория скиллбокс для входа, поэтому е обязательно </text:span><text:span text:style-name="T10"><text:line-break/></text:span><text:span text:style-name="T6">COPY</text:span><text:span text:style-name="T5"> settings.xml /root/.m2/settings.xml <text:line-break/></text:span></text:p>
      <text:p text:style-name="P1"><text:span text:style-name="T8">#</text:span><text:span text:style-name="T9">копируем зависимости и файлы мавен</text:span><text:span text:style-name="T5"><text:line-break/></text:span><text:span text:style-name="T6">COPY</text:span><text:span text:style-name="T5"> pom.xml .<text:line-break/><text:line-break/></text:span><text:span text:style-name="T8">#</text:span><text:span text:style-name="T9"> копируем сам проект </text:span><text:span text:style-name="T5"><text:line-break/></text:span><text:span text:style-name="T6">COPY</text:span><text:span text:style-name="T5"> src ./src<text:line-break/><text:line-break/></text:span><text:span text:style-name="T8">#</text:span><text:span text:style-name="T9"> установка </text:span><text:span text:style-name="T8">Maven </text:span><text:span text:style-name="T9">и сборка проекта </text:span><text:span text:style-name="T5"><text:line-break/></text:span><text:span text:style-name="T6">RUN</text:span><text:span text:style-name="T5"> apt-get update &amp;&amp; \<text:line-break/> <text:s text:c="3"/>apt-get install -y maven &amp;&amp; \<text:line-break/> <text:s text:c="3"/>mvn clean package -DskipTests<text:line-break/></text:span></text:p>
      <text:p text:style-name="P1"><text:span text:style-name="T8">#</text:span><text:span text:style-name="T9">ФИНальный образ для запуска приложения <text:s/></text:span><text:span text:style-name="T13">ВНИМАЕНИЕ! ТУТ ДОЛЖЕН БЫТЬ НЕ </text:span><text:span text:style-name="T14">JDK ( </text:span><text:span text:style-name="T13">ПО ПРАВИЛАМ А ИМЕННО </text:span><text:span text:style-name="T14">jre </text:span><text:span text:style-name="T13">иначе меняется суть вся..</text:span><text:span text:style-name="T5"><text:line-break/></text:span><text:span text:style-name="T6">FROM</text:span><text:span text:style-name="T5"> openjdk:22-slim <text:line-break/><text:line-break/></text:span><text:span text:style-name="T6">WORKDIR</text:span><text:span text:style-name="T5"> /searchengine1<text:line-break/></text:span><text:span text:style-name="T8">#</text:span><text:span text:style-name="T9">копируем в рабочую дирректорию </text:span><text:span text:style-name="T8">jar </text:span><text:span text:style-name="T9">файл собранный раннее .</text:span><text:span text:style-name="T15">build </text:span><text:span text:style-name="T16">эта прошла этап сборки , вторая часть это от куда взять и что взять и третье как назвать этот файл, он кладеться в файловую систему контейнера в папку </text:span><text:span text:style-name="T15">searchengine1 ! </text:span><text:span text:style-name="T5"><text:line-break/></text:span><text:span text:style-name="T6">COPY</text:span><text:span text:style-name="T5"> --from=build /searchengine1/target/SearchEngine-1.0-SNAPSHOT.jar searchengine1.jar<text:line-break/></text:span><text:span text:style-name="T8">#</text:span><text:span text:style-name="T9">какой порт слушает приложение</text:span><text:span text:style-name="T5"><text:line-break/></text:span><text:span text:style-name="T6">EXPOSE</text:span><text:span text:style-name="T5"> 8080<text:line-break/></text:span><text:span text:style-name="T8">#</text:span><text:span text:style-name="T9">команда для запуска</text:span><text:span text:style-name="T5"><text:line-break/></text:span><text:span text:style-name="T6">ENTRYPOINT</text:span><text:span text:style-name="T5"> [</text:span><text:span text:style-name="T17">"java"</text:span><text:span text:style-name="T5">, </text:span><text:span text:style-name="T17">"-jar"</text:span><text:span text:style-name="T5">, </text:span><text:span text:style-name="T17">"searchengine1.jar"</text:span><text:span text:style-name="T5">]</text:span></text:p>
      <text:p text:style-name="P1"><text:span text:style-name="T3"><text:line-break/><text:line-break/></text:span><text:span text:style-name="T18">Дальше пытаемся собрать докер образ <text:line-break/><text:line-break/><text:line-break/>через гит баш открываем дирректорию проекта и пишем<text:line-break/><text:line-break/></text:span><text:span text:style-name="T19">#</text:span><text:span text:style-name="T18">название сами придумываем тут именно</text:span><text:span text:style-name="T19"><text:line-break/></text:span><text:span text:style-name="T18">docker build -t searchenginee1 . <text:s/><text:line-break/><text:line-break/></text:span><text:span text:style-name="T19">#</text:span><text:span text:style-name="T18">запускаем приложение </text:span></text:p>
      <text:p text:style-name="P2"><text:span text:style-name="Source_20_Text"><text:span text:style-name="T20">docker run -p 8080:8080 </text:span></text:span><text:span text:style-name="Source_20_Text"><text:span text:style-name="T21">searchenginee1</text:span></text:span></text:p>
      <text:p text:style-name="P1"><text:span text:style-name="T18"><text:line-break/><text:line-break/><text:line-break/></text:span><text:span text:style-name="T22">ПОДСКАЗКА <text:line-break/><text:line-break/></text:span><text:span text:style-name="Strong_20_Emphasis"><text:span text:style-name="T22">FROM openjdk:22-jdk-slim AS build</text:span></text:span><text:span text:style-name="T22"> — берём образ с JDK 22 для сборки. </text:span></text:p>
      <text:list text:style-name="L1">
        <text:list-item>
          <text:p text:style-name="P3"><text:span text:style-name="Strong_20_Emphasis">WORKDIR /searchengine1</text:span> — создаём рабочую папку в контейнере. </text:p>
        </text:list-item>
        <text:list-item>
          <text:p text:style-name="P3"><text:soft-page-break/><text:span text:style-name="Strong_20_Emphasis">COPY settings.xml /root/.m2/settings.xml</text:span> — копируем твой settings.xml с токеном в контейнер, чтобы Maven мог скачать зависимости из skillbox-gitlab. </text:p>
        </text:list-item>
        <text:list-item>
          <text:p text:style-name="P3"><text:span text:style-name="Strong_20_Emphasis">COPY pom.xml . и COPY src ./src</text:span> — копируем файлы проекта. </text:p>
        </text:list-item>
        <text:list-item>
          <text:p text:style-name="P3"><text:span text:style-name="Strong_20_Emphasis">RUN apt-get update &amp;&amp; ...</text:span> — устанавливаем Maven и собираем проект. </text:p>
        </text:list-item>
        <text:list-item>
          <text:p text:style-name="P3"><text:span text:style-name="Strong_20_Emphasis">FROM openjdk:22-slim</text:span> — берём лёгкий образ для запуска (без лишних инструментов). </text:p>
        </text:list-item>
        <text:list-item>
          <text:p text:style-name="P3"><text:span text:style-name="Strong_20_Emphasis">COPY --from=build ...</text:span> — переносим собранный JAR-файл в итоговый образ. </text:p>
        </text:list-item>
        <text:list-item>
          <text:p text:style-name="P4"><text:span text:style-name="Strong_20_Emphasis">EXPOSE и ENTRYPOINT</text:span> — задаём порт и команду запуска. </text:p>
        </text:list-item>
      </text:list>
      <text:p text:style-name="P5"><text:line-break/></text:p>
      <text:p text:style-name="P5">Что у нас во <text:span text:style-name="T23">FROM: </text:span>( Но у меня ошибка во втором <text:span text:style-name="T23">from </text:span>должен быть <text:span text:style-name="T23">jre <text:line-break/> <text:line-break/></text:span><text:span text:style-name="T24">Правильное понимание:</text:span></text:p>
      <text:p text:style-name="P6"><text:span text:style-name="Strong_20_Emphasis"><text:span text:style-name="T25">Контейнер содержит:</text:span></text:span></text:p>
      <text:list text:style-name="L2">
        <text:list-item>
          <text:p text:style-name="P7"><text:span text:style-name="T26">✅ </text:span><text:span text:style-name="Strong_20_Emphasis"><text:span text:style-name="T25">Файлы пользовательского пространства</text:span></text:span><text:span text:style-name="T27"> (библиотеки, утилиты, конфиги)</text:span></text:p>
        </text:list-item>
        <text:list-item>
          <text:p text:style-name="P7"><text:span text:style-name="T26">✅ </text:span><text:span text:style-name="Strong_20_Emphasis"><text:span text:style-name="T25">Среду выполнения</text:span></text:span><text:span text:style-name="T27"> (Java JRE)</text:span></text:p>
        </text:list-item>
        <text:list-item>
          <text:p text:style-name="P7"><text:span text:style-name="T26">✅ </text:span><text:span text:style-name="Strong_20_Emphasis"><text:span text:style-name="T25">Зависимости приложения</text:span></text:span></text:p>
        </text:list-item>
        <text:list-item>
          <text:p text:style-name="P7"><text:span text:style-name="T26">❌ </text:span><text:span text:style-name="Strong_20_Emphasis"><text:span text:style-name="T25">Отдельное ядро ОС</text:span></text:span><text:span text:style-name="T27"> (использует ядро хоста)</text:span></text:p>
        </text:list-item>
        <text:list-item>
          <text:p text:style-name="P7"><text:span text:style-name="T26">❌ </text:span><text:span text:style-name="Strong_20_Emphasis"><text:span text:style-name="T25">Собственный процесс init</text:span></text:span><text:span text:style-name="T27"> (как в виртуальной машине)</text:span></text:p>
        </text:list-item>
      </text:list>
      <text:h text:style-name="P8" text:outline-level="2">Что такое Alpine в этом контексте?</text:h>
      <text:p text:style-name="P6"><text:span text:style-name="T27">Alpine Linux в Docker образах - это </text:span><text:span text:style-name="Strong_20_Emphasis"><text:span text:style-name="T25">минимальный набор файлов пользовательского пространства</text:span></text:span><text:span text:style-name="T27">, а не полноценная ОС!</text:span></text:p>
      <text:h text:style-name="P9" text:outline-level="3">Состав Alpine-based образа:</text:h>
      <text:p text:style-name="P10">text</text:p>
      <text:p text:style-name="P11">eclipse-temurin:22-jre-alpine содержит:</text:p>
      <text:p text:style-name="P12">├── <text:span text:style-name="T28">/bin/ <text:s text:c="8"/>← Базовые утилиты (sh, ls, cat)</text:span></text:p>
      <text:p text:style-name="P12">├── <text:span text:style-name="T28">/lib/ <text:s text:c="8"/>← Библиотеки (musl libc)</text:span></text:p>
      <text:p text:style-name="P12">├── <text:span text:style-name="T28">/etc/ <text:s text:c="8"/>← Конфигурационные файлы</text:span></text:p>
      <text:p text:style-name="P12">├── <text:span text:style-name="T28">/usr/lib/jvm/ ← Java Runtime Environment</text:span></text:p>
      <text:p text:style-name="P12">└── <text:span text:style-name="T28">...и другие файлы</text:span></text:p>
      <text:p text:style-name="P6"><text:span text:style-name="T27">Но </text:span><text:span text:style-name="Strong_20_Emphasis"><text:span text:style-name="T25">НЕ содержит</text:span></text:span><text:span text:style-name="T27">:</text:span></text:p>
      <text:list text:style-name="L3">
        <text:list-item>
          <text:p text:style-name="P13">Ядро Linux</text:p>
        </text:list-item>
        <text:list-item>
          <text:p text:style-name="P13">Драйверы устройств</text:p>
        </text:list-item>
        <text:list-item>
          <text:p text:style-name="P13"><text:soft-page-break/>Системные сервисы (systemd, cron)</text:p>
        </text:list-item>
        <text:list-item>
          <text:p text:style-name="P13">Документацию, man-страницы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7T20:05:45.634000000</meta:creation-date>
    <dc:date>2025-09-19T22:58:10.160156600</dc:date>
    <meta:editing-duration>PT12M39S</meta:editing-duration>
    <meta:editing-cycles>4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37" meta:word-count="445" meta:character-count="3130" meta:non-whitespace-character-count="2621"/>
  </office:meta>
</office:document-meta>
</file>